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position="0% 100%"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line-through-style="solid" style:text-position="0% 100%"/>
    </style:style>
    <style:style style:name="T4" style:family="text">
      <style:text-properties style:text-line-through-style="solid" style:text-position="0% 100%" style:text-underline-style="none"/>
    </style:style>
    <style:style style:name="T5" style:family="text">
      <style:text-properties style:text-line-through-style="solid" style:text-position="0% 100%" style:font-name="Times New Roman" style:text-underline-style="none"/>
    </style:style>
    <style:style style:name="T6" style:family="text">
      <style:text-properties style:text-line-through-style="none"/>
    </style:style>
    <style:style style:name="T7" style:family="text">
      <style:text-properties style:text-line-through-style="none" style:text-position="0% 100%"/>
    </style:style>
    <style:style style:name="T8" style:family="text">
      <style:text-properties style:text-line-through-style="none" style:text-position="0% 100%" style:text-underline-style="solid" style:text-underline-width="auto" style:text-underline-color="font-color"/>
    </style:style>
    <style:style style:name="T9" style:family="text">
      <style:text-properties style:text-line-through-style="none" style:text-position="0% 100%" style:text-underline-style="none"/>
    </style:style>
    <style:style style:name="T10" style:family="text">
      <style:text-properties style:text-line-through-style="none" style:text-position="0% 100%" style:font-name="Times New Roman1" style:text-underline-style="none"/>
    </style:style>
    <style:style style:name="T11" style:family="text">
      <style:text-properties style:text-line-through-style="none" style:text-position="0% 100%" style:font-name="Times New Roman" style:text-underline-style="none"/>
    </style:style>
    <style:style style:name="T12" style:family="text">
      <style:text-properties style:text-line-through-style="none" style:text-position="0% 100%" style:font-name="Times New Roman" style:text-underline-style="solid" style:text-underline-width="auto" style:text-underline-color="font-color"/>
    </style:style>
    <style:style style:name="T13" style:family="text">
      <style:text-properties style:text-line-through-style="none" style:text-position="0% 100%" style:font-name="Times New Roman1" style:text-underline-style="solid" style:text-underline-width="auto" style:text-underline-color="font-color"/>
    </style:style>
    <style:style style:name="T14" style:family="text">
      <style:text-properties style:font-name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3FF14_4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3, FF 14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</text:p>
      <text:p text:style-name="P5">State<text:tab/><text:tab/><text:tab/><text:tab/><text:tab/><text:tab/></text:p>
      <text:p text:style-name="P5">Country<text:tab/><text:tab/><text:tab/><text:tab/><text:tab/></text:p>
      <text:p text:style-name="P5">Subject<text:tab/><text:tab/><text:tab/><text:tab/><text:tab/>Revelation--Judaism.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8</text:p>
      <text:p text:style-name="P5">Number of Sheets<text:tab/><text:tab/><text:tab/><text:tab/>3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/>
      <text:p text:style-name="P3">[Front Cover]</text:p>
      <text:p text:style-name="P3"/>
      <text:p text:style-name="P2">4<text:span text:style-name="T1">th</text:span><text:span text:style-name="T2"> lecture on Revelation./</text:span></text:p>
      <text:p text:style-name="P6"/>
      <text:p text:style-name="P7">[Page 1]</text:p>
      <text:p text:style-name="P3"><text:span text:style-name="T2"><text:tab/>Brethren. <text:s/>When a person undertakes to lead the way/ which others may follow, he will, now and then, look/ back and ascertain how far he has proceeded, and how/ clear </text:span><text:span text:style-name="T3">of impediments</text:span><text:span text:style-name="T7"> of impediments he has left the road already crossed. </text:span><text:span text:style-name="T3">of all impediments</text:span><text:span text:style-name="T7">/ In the same manner I think it is advisable that I should/ act while </text:span><text:span text:style-name="T3">treading</text:span><text:span text:style-name="T7"> pursuing a literary path, which I have found/ long and difficult. <text:s/>Indeed, I have </text:span><text:span text:style-name="T3">ocasionally</text:span><text:span text:style-name="T7"> often been obliged to take/ the shortest cuts, as it were, not so much to make my/ labor easier, as to spare my young brothers and sisters in/ faith some of the fatigue attending our mental journey./ <text:s/>Let me now show </text:span><text:span text:style-name="T3">what was our gain through the</text:span><text:span text:style-name="T7"> the distance we have gone, &amp; the success we met during the time/ </text:span><text:span text:style-name="T3">distance</text:span><text:span text:style-name="T7"> we have travelled[sic!] together./</text:span></text:p>
      <text:p text:style-name="P3"><text:span text:style-name="T7">Dropping all figures of speech, I will remind my hearers/ of the threefold object I mean to accomplish when/ I set upon my voluntary task. <text:s/>I wished to </text:span><text:span text:style-name="T3">ef</text:span><text:span text:style-name="T7"> disprove/ Atheism, Infidelity and materialism. <text:s/>I had cause to/ fear that, if the first named evil had not a hold upon the hearts of our/ youths, its </text:span><text:span text:style-name="T3">evil</text:span><text:span text:style-name="T7"> baneful associate made itself felt. <text:s/>Agnosticism, which/ is a species of religious indifference, expressed by modern/ philosophers in that newly coined word, had to be attacked/ and fought with the arms of </text:span><text:span text:style-name="T3">dispassionate</text:span><text:span text:style-name="T7"> sound arguments./</text:span></text:p>
      <text:p text:style-name="P8"/>
      <text:p text:style-name="P8">[Page 2]</text:p>
      <text:p text:style-name="P3"><text:soft-page-break/><text:span text:style-name="T7">I necessarily </text:span><text:span text:style-name="T3">compelled to</text:span><text:span text:style-name="T7"> agreed </text:span><text:span text:style-name="T3">with the idea</text:span><text:span text:style-name="T7"> that/ the self-existence of God is above human comprehension./ <text:s/></text:span><text:span text:style-name="T3">I still aimed</text:span><text:span text:style-name="T7"> The wisest and most penetrating intellect cannot unravel that mystery. <text:s/>Yet, I aimed to direct the attention to the evidences we possess/ of a Sovereign Mind that rules the universe, which it has/ marvellously[sic!] planned. <text:s/>For it stands to reason that/ in surveying a work, which answers </text:span><text:span text:style-name="T3">with precision</text:span><text:span text:style-name="T7">/ its every purpose </text:span><text:span text:style-name="T3">we must plainly</text:span><text:span text:style-name="T7"> with great precision, we must be forcibly led to infer the existence/ of the worker, though he may not be placed physically before/ our eyes. <text:s/>Thus, to use an illustration which I have/ not </text:span><text:span text:style-name="T3">not</text:span><text:span text:style-name="T7"> presented </text:span><text:span text:style-name="T3">as yet</text:span><text:span text:style-name="T7"> heretofore, the water of rivers kept/ fresh and hence fit for our use, by their constant flow and that of seas prevented/ from becoming foul </text:span><text:span text:style-name="T3">by being</text:span><text:span text:style-name="T7"> and poisoning the air, through its having been </text:span><text:span text:style-name="T3">[?]</text:span><text:span text:style-name="T7"> impregnated with salt, are/ not looking glasses showing the reflection of their Maker;/ nor does the countless variety of animals, furnished/ from their birth with covers for their skin, and with/ material weapons for their own defence[sic!], </text:span><text:span text:style-name="T3">visibly</text:span><text:span text:style-name="T7"> display a panorama/ in which the wise Creator passes before our vision./ <text:s/>No, they and similar objects implying forethought in the </text:span><text:span text:style-name="T3">making</text:span><text:span text:style-name="T7"> designing thereof,/ give no visible testimony of their artificer, but one must/ be mentally blind, who cannot </text:span><text:span text:style-name="T3">in</text:span><text:span text:style-name="T7"> behold in that/ perfect arrangement a divine foreknowledge./ <text:s/>The denial of God is inevitably the admission of folly./</text:span></text:p>
      <text:p text:style-name="P8"/>
      <text:p text:style-name="P8">[Page 3]</text:p>
      <text:p text:style-name="P3"><text:span text:style-name="T7">Theism then asserts itself as the only solution to the con-/-struction and harmony of the universe. <text:s/></text:span><text:span text:style-name="T3">But theism</text:span><text:span text:style-name="T7"> But basing our judgment on the evidences of the oldest written book we could conclude that theism/ </text:span><text:span text:style-name="T3">has</text:span><text:span text:style-name="T7"> --or the belief in God--proved </text:span><text:span text:style-name="T3">inf</text:span><text:span text:style-name="T7"> insufficient to govern the human race aright./ <text:s/>Not because the Sovereign Creator could have intentionally/ left His creatures destitute of a moral guide conducive to happiness,/ but because innate principles of rectitude were gradually/ overpowered by incentives of a lower nature. <text:s/></text:span><text:span text:style-name="T3">He [?]</text:span><text:span text:style-name="T7"> As a corrective of social </text:span><text:span text:style-name="T3">dignity</text:span><text:span text:style-name="T7"> degeneracy the/ Omnipotent granted revelation. <text:s/>He rewarded, with a more direct manifestation of/ His will, a man who, amidst corruptive[sic!] surroundings, had/ traced again the way of truth, and followed it. <text:s/>Abraham/ became, </text:span><text:span text:style-name="T3">through Revelation,</text:span><text:span text:style-name="T7"> the germ of a civilization/ founded on righteousness and justice. <text:s/>His lineal descendants,/ whom a sore bondage providentially saved from a fusion with/ heathenism, grew to be the choice plant, from whose stock/ the world's regeneration would evolve. <text:s/>A universal ac-/-ceptance of the commandments of Sinai </text:span><text:span text:style-name="T3">will</text:span><text:span text:style-name="T7"> should effect the </text:span><text:span text:style-name="T3">in-</text:span><text:span text:style-name="T7"> design/ </text:span><text:span text:style-name="T3">tention</text:span><text:span text:style-name="T7"> of the Most High in the creation of man./</text:span></text:p>
      <text:p text:style-name="P8">So far we have, my dear hearers, proceeded together in our/ investigations, and I believe we have, in the main, agreed/ on the premises and conclusions. <text:s/>But at this point of our mental survey I must show/ a stumbling-block against which many have struck./</text:p>
      <text:p text:style-name="P8"/>
      <text:p text:style-name="P8">[Page 4]</text:p>
      <text:p text:style-name="P3"><text:span text:style-name="T7">We should avoid it, if we wish to remain the/ appointed guardians of God's will. <text:s/>The unqualified/ supremacy accorded to the Decalogue over the Pentateuch is the/ dangerous </text:span><text:span text:style-name="T3">against</text:span><text:span text:style-name="T7"> thought which we must guard against. <text:s/>Already/ in early </text:span><text:span text:style-name="T3">times</text:span><text:span text:style-name="T7"> days, the Sages of Israel found it imperative to/ abolish the daily recital of the ten commandments in the/ Temple. <text:s/></text:span><text:span text:style-name="T3">to</text:span><text:span text:style-name="T7"> They would thus oppose the rising theory that only what/ a whole people had immediately heard from the Deity,/ and nought[sic!] else was binding upon succeeding generations. <text:s/>Since that/ time the same faulty notion has </text:span><text:span text:style-name="T3">met with</text:span><text:span text:style-name="T7"> secured strenuous/ advocates, and now </text:span><text:span text:style-name="T3">even</text:span><text:span text:style-name="T7"> we read that Rabbis and pulpit preachers have/ reduced Judaism and its mission to the narrowest limits./ <text:s/>The observances and dissemination of the Decalogue is,--according to the new dispensation, the/ sum and substance of Revelation. <text:s/>But from what-/-ever stand-point I look upon that idea I detect its fallacy./ <text:s/>It is illogical, because of the impossibility of holding a/ nation, chosen as the depositary of humanising[sic!] truths, apart/ from an erring world by a few general rules, however/ grand they may be in their form and essence. </text:span><text:span text:style-name="T3">there may be</text:span><text:span text:style-name="T7"> It is unhistorical,--/ conceding of course the genuineness of the narrative--because the/ people themselves requested Moses to become the interpreter/ of all Divine communications, </text:span><text:span text:style-name="T3">which they would accept, as it directly</text:span><text:span text:style-name="T7"> promising to </text:span><text:span text:style-name="T3">obey </text:span><text:soft-page-break/><text:span text:style-name="T3">them</text:span><text:span text:style-name="T7"> pay to them </text:span><text:span text:style-name="T3">them respect</text:span><text:span text:style-name="T7">/ equal respect, as if directly received from the Deity. </text:span><text:span text:style-name="T3">received from the Deity God</text:span><text:span text:style-name="T7">/</text:span></text:p>
      <text:p text:style-name="P8"/>
      <text:p text:style-name="P8">[Page 5]</text:p>
      <text:p text:style-name="P3"><text:span text:style-name="T7"><text:tab/>It is moreover antagonist to a sensible exegesis, for/ the Pentateuch contains amplifications, explanations and/ practical illustrations of those very ten commandments./ <text:s/>But the idea must be set aside as totally groundless,/ when consideration is made to this patient fact./ <text:s/>The Decalogue was not offered for the whole world's acceptance, any/ more than the Pentateuch. <text:s/>If proofs to my assertion were </text:span><text:span text:style-name="T3">wanting</text:span><text:span text:style-name="T7"> required,/ the first sentence of that heavenly declaration </text:span><text:span text:style-name="T3">and</text:span><text:span text:style-name="T7"> as well as its/ context would furnish them. <text:s/>For we read "I am the/ Lord thy God, that brought </text:span><text:span text:style-name="T8">thee</text:span><text:span text:style-name="T9"> out of the land of/ Egypt, out of the house of bondage," meaning, I have/ shown Myself thy defender and deliverer, and as such/ I bid </text:span><text:span text:style-name="T8">thee</text:span><text:span text:style-name="T9"> </text:span><text:span text:style-name="T4">obey</text:span><text:span text:style-name="T9"> heed the injunctions I am about to impart./ <text:s/>And again: "Thou shalt not take the name of Adona</text:span><text:span text:style-name="T10">ï</text:span><text:span text:style-name="T11"> </text:span><text:span text:style-name="T12">thy</text:span><text:span text:style-name="T11">/ </text:span><text:span text:style-name="T12">God</text:span><text:span text:style-name="T11"> in vain" that is, thou shalt not </text:span><text:span text:style-name="T5">swear falsely</text:span><text:span text:style-name="T11"> profanely swear by that/ Being whom </text:span><text:span text:style-name="T12">Thou</text:span><text:span text:style-name="T11"> recognizest as the Eternal Lord. <text:s/>Do I/ then contradict what I stated in my last lecture</text:span><text:span text:style-name="T5">?</text:span><text:span text:style-name="T11"> concerning the value and scope of the Sinaic manifestation? <text:s/>Not/ in the least. <text:s/>My study of the holy books has taught/ me this belief, which I strive to </text:span><text:span text:style-name="T5">ha</text:span><text:span text:style-name="T11"> instill into the hearts/ of my young coreligionists. <text:s/>Israel is the recipient of the/ entire code, called Mosaic. <text:s/>Both moral and ceremonial </text:span><text:span text:style-name="T5">laws</text:span><text:span text:style-name="T11"> precepts/ were enacted for the guidance and perpetuity of the priests of humanity./</text:span></text:p>
      <text:p text:style-name="P3"><text:span text:style-name="T11"/></text:p>
      <text:p text:style-name="P3"><text:span text:style-name="T11">[Page 6]</text:span></text:p>
      <text:p text:style-name="P3"><text:span text:style-name="T11">The Almighty did not legislate for the rest of mankind./ <text:s/>He did not legislate in the early ages, because He was/ unknown,--except by the descendants of the patriarchs--as/ the only self-existing, all-wise, all-seeing and all-requiting/ God. <text:s/>Revelation to polytheists would have been fruitless,/ for they might have imagined that what this deity had just/ laid down, another deity could reverse. <text:s/></text:span><text:span text:style-name="T5">He</text:span><text:span text:style-name="T11"> The Almighty did not legis-/-late for the rest of mankind at later </text:span><text:span text:style-name="T5">times days</text:span><text:span text:style-name="T11"> periods, because He had provided a more powerful/ medium of instruction, than a single revelation of His will,/ or </text:span><text:span text:style-name="T5">[?]</text:span><text:span text:style-name="T11"> even a succession of prophetic visions, would have supplied;/ I mean </text:span><text:span text:style-name="T5">a whole</text:span><text:span text:style-name="T11"> the example of an entire nation governed by laws, which brought/ happiness in proportion to the obedience paid thereto, and/ </text:span><text:span text:style-name="T5">misfort</text:span><text:span text:style-name="T11"> calamities in the same degree</text:span><text:span text:style-name="T5">s</text:span><text:span text:style-name="T11"> as those laws were/ </text:span><text:span text:style-name="T5">neglected</text:span><text:span text:style-name="T11"> disregarded. <text:s/>A tuition so striking must have/ been productive of the beneficial effect</text:span><text:span text:style-name="T5">s</text:span><text:span text:style-name="T11"> designed by the/ Parent of all. <text:s/>And truly it is thus that peoples of ancient/ and modern </text:span><text:span text:style-name="T5">days</text:span><text:span text:style-name="T11"> times have learnt to do righteousness towards the/ Lord, and Justice with man. <text:s/>Gentilism is indebted to/ Israel basking in the sun of prosperity; to Israel in/ the gloom of affliction. <text:s/>Palestine and Rome, Greece and Abyssi-/-nia, the old and the new hemisphere continue still to draw knowledge at the same/ school./</text:span></text:p>
      <text:p text:style-name="P3"><text:span text:style-name="T11"/></text:p>
      <text:p text:style-name="P3"><text:span text:style-name="T11">[Page 7]</text:span></text:p>
      <text:p text:style-name="P3"><text:span text:style-name="T11">Now, as far as the Pentateuch has a bearing on the Decalogue,/--which is a summary of fundamental duties--it claims by its own/ merits, the </text:span><text:span text:style-name="T5">acceptance</text:span><text:span text:style-name="T11"> adherence of all sentient beings. <text:s/>But when it is na-/-tionally distinctive in its character, having connection with agra-/-rain, sacrificial </text:span><text:span text:style-name="T5">and</text:span><text:span text:style-name="T11"> dietary and other laws of similar import, then it remains, in a more/ exclusive sense, the heritage of that portion of mankind, sworn to/ the service of its </text:span><text:span text:style-name="T5">great</text:span><text:span text:style-name="T11"> voluntarily accepted Master. <text:s/>Mark this. <text:s/>Our prophets, who/ in their inspired orations, often addressed gentiles, did not reproach/ them for having failed to conform with the rules of tithes, or/ offerings, or food, but for their having practised[sic!] violence, cruelty,/ </text:span><text:span text:style-name="T5">and</text:span><text:span text:style-name="T11"> falsehood. <text:s/>In rebuking the Hebrews, however, our Seers'/ complaints were directed also against the </text:span><text:span text:style-name="T5">desertion</text:span><text:span text:style-name="T11"> pollution or neglect of the altar, the/ </text:span><text:span text:style-name="T5">pollution</text:span><text:span text:style-name="T11"> irreverence or misapplication of the worship, the eating of things mosaically declared/ loathsome. <text:s/>Trespasses of a communal like those of a social/ character, </text:span><text:span text:style-name="T5">aroused</text:span><text:span text:style-name="T11"> kindled the wrath of the sainted preachers, when/ reproving the house of Jacob. </text:span><text:span text:style-name="T5">bound by the whole Law</text:span><text:span text:style-name="T11">/ </text:span></text:p>
      <text:p text:style-name="P3"><text:span text:style-name="T11">The question whether a day will arrive in which the human/ family will assume the observance of the </text:span><text:soft-page-break/><text:span text:style-name="T11">Pentateuch in its/ entirety, I dare solve in the negative. <text:s/>I bow most/ </text:span><text:span text:style-name="T5">profoundly</text:span><text:span text:style-name="T11"> reverently to the memory of pious and deep-thinking </text:span><text:span text:style-name="T5">writers</text:span><text:span text:style-name="T11"> authors/ who have advanced a contrary opinion. <text:s/>My superiors beyond/ any comparison have searched out in the Bible a confirmation/</text:span></text:p>
      <text:p text:style-name="P3"><text:span text:style-name="T11"/></text:p>
      <text:p text:style-name="P3"><text:span text:style-name="T11">[Page 8]</text:span></text:p>
      <text:p text:style-name="P3"><text:span text:style-name="T11">to their devout aspirations. <text:s/>I am not ignorant of the/ support they have sought. <text:s/>Scriptural passages may be/ so construed as to favor the theory of a universality of Judaism,/ but I, </text:span><text:span text:style-name="T5">leaving</text:span><text:span text:style-name="T11"> considering that a number of precepts on the five books/ of Moses </text:span><text:span text:style-name="T5">draw</text:span><text:span text:style-name="T11"> originated with events in the checkered life of/ </text:span><text:span text:style-name="T5">Israel</text:span><text:span text:style-name="T11"> <text:s/>a single people of the earth; knowing that a multiplicity/ of ordinances </text:span><text:span text:style-name="T5">were in</text:span><text:span text:style-name="T11">tended to oppose </text:span><text:span text:style-name="T5">heathen usages, that others</text:span><text:span text:style-name="T11"> usages, encouraging polytheism, and that some/ statutes were enacted as symbols of the selection of Israel as missionaries/ of monotheism, I, noticing in the </text:span><text:span text:style-name="T5">Torah</text:span><text:span text:style-name="T11"> ancestral code institutions peculiar to/ a land and a community small in its compass, </text:span><text:span text:style-name="T5">believe</text:span><text:span text:style-name="T11"> have arrived at/ the conviction. <text:s/>The grand moral system of the Pentateuch, </text:span><text:span text:style-name="T5">with</text:span><text:span text:style-name="T11"> is destined to/ become the common property of all the children of Adam. <text:s/>They will/ gratefully received[sic!] it at the hands of the few who have jealously guarded it/ </text:span><text:span text:style-name="T5">as</text:span><text:span text:style-name="T11"> like the pupils of their eyes. <text:s/>Yet the progeny of Abraham will retain,/ </text:span><text:span text:style-name="T5">until</text:span><text:span text:style-name="T11"> unless exonerated by the </text:span><text:span text:style-name="T5">slave driven Power who gave it</text:span><text:span text:style-name="T11"> highest Power and in the clearest manner, </text:span><text:span text:style-name="T5">and in the same public manner,</text:span><text:span text:style-name="T11"> they will retain/ all the testimonies, and </text:span><text:span text:style-name="T5">statutes</text:span><text:span text:style-name="T11"> tenets and rules of the volumes, which/ we bless as </text:span><text:span text:style-name="T12">Torah Adona</text:span><text:span text:style-name="T13">ï</text:span><text:span text:style-name="T11">, the legislation of the Everlasting One./</text:span></text:p>
      <text:p text:style-name="P3"><text:span text:style-name="T11"/></text:p>
      <text:p text:style-name="P3"><text:span text:style-name="T11">(To prove that it is a divine legation, and Moses </text:span><text:span text:style-name="T5">was its [?]</text:span><text:span text:style-name="T11"> its [?] messenger/ </text:span><text:span text:style-name="T5">[?] contents,</text:span><text:span text:style-name="T11"> will be my next effort.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1T14:15:05.02</meta:creation-date>
    <dc:date>2013-02-12T11:46:02.13</dc:date>
    <meta:editing-duration>PT46M7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5" meta:paragraph-count="82" meta:word-count="2083" meta:character-count="12928"/>
  </office:meta>
</office:document-meta>
</file>